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TemplateDescripto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TemplateDescriptor.getURLTemplateRef( String refGroupName ,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LTemplateDescriptor.getURLTemplat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LTemplateDescriptor.URLTemplat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RLTemplateDescriptor.load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